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515d0" officeooo:paragraph-rsid="000515d0"/>
    </style:style>
    <style:style style:name="P2" style:family="paragraph" style:parent-style-name="Standard">
      <style:text-properties officeooo:rsid="000515d0" officeooo:paragraph-rsid="0006771d"/>
    </style:style>
    <style:style style:name="P3" style:family="paragraph" style:parent-style-name="Standard">
      <style:text-properties officeooo:rsid="000515d0" officeooo:paragraph-rsid="00083ccc"/>
    </style:style>
    <style:style style:name="P4" style:family="paragraph" style:parent-style-name="Standard">
      <style:text-properties style:font-name="Liberation Sans" officeooo:rsid="000515d0" officeooo:paragraph-rsid="000515d0"/>
    </style:style>
    <style:style style:name="P5" style:family="paragraph" style:parent-style-name="Standard">
      <style:text-properties style:font-name="Liberation Sans" officeooo:rsid="000515d0" officeooo:paragraph-rsid="0006771d"/>
    </style:style>
    <style:style style:name="P6" style:family="paragraph" style:parent-style-name="Standard">
      <style:text-properties style:font-name="Liberation Sans" officeooo:rsid="000515d0" officeooo:paragraph-rsid="00083ccc"/>
    </style:style>
    <style:style style:name="P7" style:family="paragraph" style:parent-style-name="Standard">
      <style:text-properties fo:font-weight="bold" officeooo:rsid="000515d0" officeooo:paragraph-rsid="000515d0" style:font-weight-asian="bold" style:font-weight-complex="bold"/>
    </style:style>
    <style:style style:name="P8" style:family="paragraph" style:parent-style-name="Standard">
      <style:text-properties officeooo:rsid="000e9abd" officeooo:paragraph-rsid="000e9abd"/>
    </style:style>
    <style:style style:name="P9" style:family="paragraph" style:parent-style-name="Standard">
      <style:text-properties officeooo:rsid="000e9abd" officeooo:paragraph-rsid="00108b3f"/>
    </style:style>
    <style:style style:name="P10" style:family="paragraph" style:parent-style-name="Standard">
      <style:text-properties officeooo:rsid="000e9abd" officeooo:paragraph-rsid="00103d82"/>
    </style:style>
    <style:style style:name="P11" style:family="paragraph" style:parent-style-name="Standard">
      <style:text-properties style:use-window-font-color="true" style:font-name="Liberation Serif" officeooo:rsid="0006771d" officeooo:paragraph-rsid="0006771d"/>
    </style:style>
    <style:style style:name="P12" style:family="paragraph" style:parent-style-name="Standard">
      <style:text-properties style:use-window-font-color="true" style:font-name="Liberation Serif" officeooo:rsid="0006771d" officeooo:paragraph-rsid="00083ccc"/>
    </style:style>
    <style:style style:name="P13" style:family="paragraph" style:parent-style-name="Standard">
      <style:text-properties style:use-window-font-color="true" style:font-name="Liberation Serif" officeooo:rsid="0006771d" officeooo:paragraph-rsid="000e9abd"/>
    </style:style>
    <style:style style:name="P14" style:family="paragraph" style:parent-style-name="Standard">
      <style:text-properties style:use-window-font-color="true" style:font-name="Liberation Serif" fo:font-weight="bold" officeooo:rsid="0006771d" officeooo:paragraph-rsid="000e9abd" style:font-weight-asian="bold" style:font-weight-complex="bold"/>
    </style:style>
    <style:style style:name="P15" style:family="paragraph" style:parent-style-name="Standard">
      <style:text-properties style:use-window-font-color="true" style:font-name="Liberation Serif" fo:font-weight="bold" officeooo:rsid="0006771d" officeooo:paragraph-rsid="00143c8c" style:font-weight-asian="bold" style:font-weight-complex="bold"/>
    </style:style>
    <style:style style:name="P16" style:family="paragraph" style:parent-style-name="Standard">
      <style:text-properties style:use-window-font-color="true" style:font-name="Liberation Serif" fo:font-weight="bold" officeooo:rsid="0006771d" officeooo:paragraph-rsid="00161759" style:font-weight-asian="bold" style:font-weight-complex="bold"/>
    </style:style>
    <style:style style:name="P17" style:family="paragraph" style:parent-style-name="Standard">
      <style:text-properties style:use-window-font-color="true" style:font-name="Liberation Serif" fo:font-weight="bold" officeooo:rsid="0006771d" officeooo:paragraph-rsid="0041de23" style:font-weight-asian="bold" style:font-weight-complex="bold"/>
    </style:style>
    <style:style style:name="P18" style:family="paragraph" style:parent-style-name="Standard">
      <style:text-properties style:use-window-font-color="true" style:font-name="Liberation Serif" officeooo:rsid="00143c8c" officeooo:paragraph-rsid="00143c8c"/>
    </style:style>
    <style:style style:name="P19" style:family="paragraph" style:parent-style-name="Standard">
      <style:text-properties style:use-window-font-color="true" style:font-name="Liberation Serif" officeooo:rsid="00165dd9" officeooo:paragraph-rsid="00167093"/>
    </style:style>
    <style:style style:name="P20" style:family="paragraph" style:parent-style-name="Standard">
      <style:text-properties style:use-window-font-color="true" style:font-name="Liberation Serif" officeooo:rsid="00165dd9" officeooo:paragraph-rsid="002ffcc0"/>
    </style:style>
    <style:style style:name="P21" style:family="paragraph" style:parent-style-name="Standard">
      <style:text-properties style:use-window-font-color="true" style:font-name="Liberation Serif" officeooo:rsid="00167093" officeooo:paragraph-rsid="00167093" fo:background-color="#dddddd"/>
    </style:style>
    <style:style style:name="P22" style:family="paragraph" style:parent-style-name="Standard">
      <style:text-properties style:use-window-font-color="true" style:font-name="Liberation Serif" officeooo:rsid="00167093" officeooo:paragraph-rsid="00167093" fo:background-color="#00ccff"/>
    </style:style>
    <style:style style:name="P23" style:family="paragraph" style:parent-style-name="Standard">
      <style:text-properties style:use-window-font-color="true" style:font-name="Liberation Serif" officeooo:rsid="00167093" officeooo:paragraph-rsid="002ffcc0" fo:background-color="#00ccff"/>
    </style:style>
    <style:style style:name="P24" style:family="paragraph" style:parent-style-name="Standard">
      <style:text-properties style:use-window-font-color="true" style:font-name="Liberation Serif" officeooo:rsid="0017b966" officeooo:paragraph-rsid="0017b966"/>
    </style:style>
    <style:style style:name="P25" style:family="paragraph" style:parent-style-name="Standard">
      <style:text-properties style:use-window-font-color="true" style:font-name="Liberation Serif" officeooo:rsid="00199fe9" officeooo:paragraph-rsid="00199fe9"/>
    </style:style>
    <style:style style:name="P26" style:family="paragraph" style:parent-style-name="Standard">
      <style:text-properties style:use-window-font-color="true" style:font-name="Liberation Serif" officeooo:rsid="00199fe9" officeooo:paragraph-rsid="00199fe9" fo:background-color="transparent"/>
    </style:style>
    <style:style style:name="P27" style:family="paragraph" style:parent-style-name="Standard">
      <style:text-properties style:use-window-font-color="true" style:font-name="Liberation Serif" officeooo:rsid="001b33ee" officeooo:paragraph-rsid="001b33ee" fo:background-color="transparent"/>
    </style:style>
    <style:style style:name="P28" style:family="paragraph" style:parent-style-name="Standard">
      <style:text-properties style:use-window-font-color="true" style:font-name="Liberation Serif" officeooo:rsid="001d67ae" officeooo:paragraph-rsid="001d67ae" fo:background-color="transparent"/>
    </style:style>
    <style:style style:name="P29" style:family="paragraph" style:parent-style-name="Standard">
      <style:text-properties style:use-window-font-color="true" style:font-name="Liberation Serif" officeooo:rsid="001d67ae" officeooo:paragraph-rsid="001e98a4" fo:background-color="transparent"/>
    </style:style>
    <style:style style:name="P30" style:family="paragraph" style:parent-style-name="Standard">
      <style:text-properties style:use-window-font-color="true" style:font-name="Liberation Serif" officeooo:rsid="00216c26" officeooo:paragraph-rsid="00242777" fo:background-color="transparent"/>
    </style:style>
    <style:style style:name="P31" style:family="paragraph" style:parent-style-name="Standard">
      <style:text-properties style:use-window-font-color="true" style:font-name="Liberation Serif" officeooo:rsid="00299683" officeooo:paragraph-rsid="00299683" fo:background-color="transparent"/>
    </style:style>
    <style:style style:name="P32" style:family="paragraph" style:parent-style-name="Standard">
      <style:text-properties style:use-window-font-color="true" style:font-name="Liberation Serif" officeooo:rsid="002ab145" officeooo:paragraph-rsid="002ab145" fo:background-color="transparent"/>
    </style:style>
    <style:style style:name="P33" style:family="paragraph" style:parent-style-name="Standard">
      <style:text-properties style:use-window-font-color="true" style:font-name="Liberation Serif" officeooo:rsid="002ba712" officeooo:paragraph-rsid="002ba712" fo:background-color="transparent"/>
    </style:style>
    <style:style style:name="P34" style:family="paragraph" style:parent-style-name="Standard">
      <style:text-properties style:use-window-font-color="true" style:font-name="Liberation Serif" officeooo:rsid="002ba712" officeooo:paragraph-rsid="002bed4d" fo:background-color="transparent"/>
    </style:style>
    <style:style style:name="P35" style:family="paragraph" style:parent-style-name="Standard">
      <style:text-properties style:use-window-font-color="true" style:font-name="Liberation Serif" officeooo:rsid="002ba712" officeooo:paragraph-rsid="002cfcaa" fo:background-color="transparent"/>
    </style:style>
    <style:style style:name="P36" style:family="paragraph" style:parent-style-name="Standard">
      <style:text-properties style:use-window-font-color="true" style:font-name="Liberation Serif" officeooo:rsid="002ba712" officeooo:paragraph-rsid="002ecfa1" fo:background-color="transparent"/>
    </style:style>
    <style:style style:name="P37" style:family="paragraph" style:parent-style-name="Standard">
      <style:text-properties style:use-window-font-color="true" style:font-name="Liberation Serif" officeooo:rsid="002c7ffc" officeooo:paragraph-rsid="002c7ffc" fo:background-color="transparent"/>
    </style:style>
    <style:style style:name="P38" style:family="paragraph" style:parent-style-name="Standard">
      <style:text-properties style:use-window-font-color="true" style:font-name="Liberation Serif" officeooo:rsid="00356986" officeooo:paragraph-rsid="00356986" fo:background-color="transparent"/>
    </style:style>
    <style:style style:name="P39" style:family="paragraph" style:parent-style-name="Standard">
      <style:text-properties style:use-window-font-color="true" style:font-name="Liberation Serif" officeooo:rsid="00356986" officeooo:paragraph-rsid="003b2431" fo:background-color="transparent"/>
    </style:style>
    <style:style style:name="P40" style:family="paragraph" style:parent-style-name="Standard">
      <style:text-properties style:use-window-font-color="true" style:font-name="Liberation Serif" officeooo:rsid="003d1d4c" officeooo:paragraph-rsid="003d1d4c" fo:background-color="transparent"/>
    </style:style>
    <style:style style:name="P41" style:family="paragraph" style:parent-style-name="Standard">
      <style:text-properties style:use-window-font-color="true" style:font-name="Liberation Serif" officeooo:rsid="001ca29b" officeooo:paragraph-rsid="001ca29b"/>
    </style:style>
    <style:style style:name="P42" style:family="paragraph" style:parent-style-name="Standard">
      <style:text-properties style:use-window-font-color="true" style:font-name="Liberation Serif" officeooo:rsid="001ee659" officeooo:paragraph-rsid="001ee659"/>
    </style:style>
    <style:style style:name="P43" style:family="paragraph" style:parent-style-name="Standard">
      <style:text-properties style:use-window-font-color="true" style:font-name="Liberation Serif" officeooo:rsid="001f1a4e" officeooo:paragraph-rsid="001f1a4e"/>
    </style:style>
    <style:style style:name="P44" style:family="paragraph" style:parent-style-name="Standard">
      <style:text-properties style:use-window-font-color="true" style:font-name="Liberation Serif" officeooo:rsid="001f4030" officeooo:paragraph-rsid="001f4030"/>
    </style:style>
    <style:style style:name="P45" style:family="paragraph" style:parent-style-name="Standard">
      <style:text-properties style:use-window-font-color="true" style:font-name="Liberation Serif" officeooo:rsid="001fc276" officeooo:paragraph-rsid="001fc276"/>
    </style:style>
    <style:style style:name="P46" style:family="paragraph" style:parent-style-name="Standard">
      <style:text-properties style:use-window-font-color="true" style:font-name="Liberation Serif" officeooo:rsid="001fddd7" officeooo:paragraph-rsid="001fddd7"/>
    </style:style>
    <style:style style:name="P47" style:family="paragraph" style:parent-style-name="Standard">
      <style:text-properties style:use-window-font-color="true" style:font-name="Liberation Serif" officeooo:rsid="00208a7c" officeooo:paragraph-rsid="00208a7c"/>
    </style:style>
    <style:style style:name="P48" style:family="paragraph" style:parent-style-name="Standard">
      <style:text-properties style:use-window-font-color="true" style:font-name="Liberation Serif" officeooo:rsid="00216c26" officeooo:paragraph-rsid="00216c26"/>
    </style:style>
    <style:style style:name="P49" style:family="paragraph" style:parent-style-name="Standard">
      <style:text-properties style:use-window-font-color="true" style:font-name="Liberation Serif" officeooo:rsid="00222c5c" officeooo:paragraph-rsid="00222c5c"/>
    </style:style>
    <style:style style:name="P50" style:family="paragraph" style:parent-style-name="Standard">
      <style:text-properties style:use-window-font-color="true" style:font-name="Liberation Serif" officeooo:rsid="00226fdb" officeooo:paragraph-rsid="00226fdb"/>
    </style:style>
    <style:style style:name="P51" style:family="paragraph" style:parent-style-name="Standard">
      <style:text-properties style:use-window-font-color="true" style:font-name="Liberation Serif" officeooo:rsid="0024117e" officeooo:paragraph-rsid="0024117e"/>
    </style:style>
    <style:style style:name="P52" style:family="paragraph" style:parent-style-name="Standard">
      <style:text-properties style:use-window-font-color="true" style:font-name="Liberation Serif" officeooo:rsid="002f1276" officeooo:paragraph-rsid="002f1276"/>
    </style:style>
    <style:style style:name="P53" style:family="paragraph" style:parent-style-name="Standard">
      <style:text-properties style:use-window-font-color="true" style:font-name="Liberation Serif" officeooo:rsid="002ffcc0" officeooo:paragraph-rsid="002ffcc0"/>
    </style:style>
    <style:style style:name="P54" style:family="paragraph" style:parent-style-name="Standard">
      <style:text-properties style:use-window-font-color="true" style:font-name="Liberation Serif" officeooo:rsid="002ffcc0" officeooo:paragraph-rsid="0034b454"/>
    </style:style>
    <style:style style:name="P55" style:family="paragraph" style:parent-style-name="Standard">
      <style:text-properties style:use-window-font-color="true" style:font-name="Liberation Serif" officeooo:rsid="003eec04" officeooo:paragraph-rsid="003eec04"/>
    </style:style>
    <style:style style:name="P56" style:family="paragraph" style:parent-style-name="Standard">
      <style:text-properties style:use-window-font-color="true" style:font-name="Liberation Serif" officeooo:rsid="00356986" officeooo:paragraph-rsid="00356986" fo:background-color="#ff99ff"/>
    </style:style>
    <style:style style:name="P57" style:family="paragraph" style:parent-style-name="Standard">
      <style:text-properties style:use-window-font-color="true" style:font-name="Liberation Serif" officeooo:rsid="00356986" officeooo:paragraph-rsid="003695b5" fo:background-color="#ff99ff"/>
    </style:style>
    <style:style style:name="P58" style:family="paragraph" style:parent-style-name="Standard">
      <style:text-properties style:use-window-font-color="true" style:font-name="Liberation Serif" officeooo:rsid="00356986" officeooo:paragraph-rsid="0037c215" fo:background-color="#ff99ff"/>
    </style:style>
    <style:style style:name="P59" style:family="paragraph" style:parent-style-name="Standard">
      <style:text-properties style:use-window-font-color="true" style:font-name="Liberation Serif" officeooo:rsid="00356986" officeooo:paragraph-rsid="00369734" fo:background-color="#ff99ff"/>
    </style:style>
    <style:style style:name="P60" style:family="paragraph" style:parent-style-name="Standard">
      <style:text-properties style:use-window-font-color="true" style:font-name="Liberation Serif" officeooo:rsid="002ffcc0" officeooo:paragraph-rsid="0034b454" fo:background-color="#ff99ff"/>
    </style:style>
    <style:style style:name="P61" style:family="paragraph" style:parent-style-name="Standard">
      <style:text-properties style:use-window-font-color="true" style:font-name="Liberation Serif" officeooo:rsid="002ffcc0" officeooo:paragraph-rsid="0032e62b" fo:background-color="#ff9999"/>
    </style:style>
    <style:style style:name="P62" style:family="paragraph" style:parent-style-name="Standard">
      <style:text-properties style:use-window-font-color="true" style:font-name="Liberation Serif" officeooo:rsid="002ffcc0" officeooo:paragraph-rsid="0031f6c0" fo:background-color="#ff9999"/>
    </style:style>
    <style:style style:name="P63" style:family="paragraph" style:parent-style-name="Standard">
      <style:text-properties style:use-window-font-color="true" style:font-name="Liberation Serif" officeooo:rsid="002ffcc0" officeooo:paragraph-rsid="002ffcc0" fo:background-color="#ff9999"/>
    </style:style>
    <style:style style:name="P64" style:family="paragraph" style:parent-style-name="Standard">
      <style:text-properties style:use-window-font-color="true" style:font-name="Liberation Serif" officeooo:rsid="002ffcc0" officeooo:paragraph-rsid="00351ca1" fo:background-color="#ff9999"/>
    </style:style>
    <style:style style:name="P65" style:family="paragraph" style:parent-style-name="Standard">
      <style:text-properties style:use-window-font-color="true" style:font-name="Liberation Serif" officeooo:rsid="00208a7c" officeooo:paragraph-rsid="00208a7c" fo:background-color="#ff9999"/>
    </style:style>
    <style:style style:name="P66" style:family="paragraph" style:parent-style-name="Standard">
      <style:text-properties style:use-window-font-color="true" style:font-name="Liberation Serif" officeooo:rsid="00356986" officeooo:paragraph-rsid="003960e8" fo:background-color="#ff9999"/>
    </style:style>
    <style:style style:name="P67" style:family="paragraph" style:parent-style-name="Standard">
      <style:text-properties style:use-window-font-color="true" style:font-name="Liberation Serif" officeooo:rsid="004219a8" officeooo:paragraph-rsid="0049d984"/>
    </style:style>
    <style:style style:name="P68" style:family="paragraph" style:parent-style-name="Standard">
      <style:text-properties style:use-window-font-color="true" style:font-name="Liberation Serif" officeooo:rsid="004a4a78" officeooo:paragraph-rsid="004a4a78"/>
    </style:style>
    <style:style style:name="P69" style:family="paragraph" style:parent-style-name="Standard">
      <style:text-properties style:use-window-font-color="true" style:font-name="Liberation Serif" officeooo:rsid="004c7bbe" officeooo:paragraph-rsid="004c7bbe"/>
    </style:style>
    <style:style style:name="P70" style:family="paragraph" style:parent-style-name="Standard">
      <style:text-properties style:use-window-font-color="true" style:font-name="Liberation Serif" officeooo:rsid="004e501c" officeooo:paragraph-rsid="0090f0f0"/>
    </style:style>
    <style:style style:name="P71" style:family="paragraph" style:parent-style-name="Standard">
      <style:text-properties style:use-window-font-color="true" style:font-name="Liberation Serif" officeooo:rsid="004eb19a" officeooo:paragraph-rsid="0090f0f0"/>
    </style:style>
    <style:style style:name="P72" style:family="paragraph" style:parent-style-name="Standard">
      <style:text-properties style:use-window-font-color="true" style:font-name="Liberation Serif" officeooo:rsid="004f8683" officeooo:paragraph-rsid="0090f0f0"/>
    </style:style>
    <style:style style:name="P73" style:family="paragraph" style:parent-style-name="Standard">
      <style:text-properties style:use-window-font-color="true" style:font-name="Liberation Serif" officeooo:rsid="00538594" officeooo:paragraph-rsid="00538594"/>
    </style:style>
    <style:style style:name="P74" style:family="paragraph" style:parent-style-name="Standard">
      <style:text-properties style:use-window-font-color="true" style:font-name="Liberation Serif" officeooo:rsid="0054ace1" officeooo:paragraph-rsid="0054ace1"/>
    </style:style>
    <style:style style:name="P75" style:family="paragraph" style:parent-style-name="Standard">
      <style:text-properties style:use-window-font-color="true" style:font-name="Liberation Serif" officeooo:rsid="0054ace1" officeooo:paragraph-rsid="00585096"/>
    </style:style>
    <style:style style:name="P76" style:family="paragraph" style:parent-style-name="Standard">
      <style:text-properties style:use-window-font-color="true" style:font-name="Liberation Serif" officeooo:rsid="005641d2" officeooo:paragraph-rsid="005641d2"/>
    </style:style>
    <style:style style:name="P77" style:family="paragraph" style:parent-style-name="Standard">
      <style:text-properties style:use-window-font-color="true" style:font-name="Liberation Serif" officeooo:rsid="005641d2" officeooo:paragraph-rsid="009212a8"/>
    </style:style>
    <style:style style:name="P78" style:family="paragraph" style:parent-style-name="Standard">
      <style:text-properties style:use-window-font-color="true" style:font-name="Liberation Serif" officeooo:rsid="0057b3b8" officeooo:paragraph-rsid="0057b3b8"/>
    </style:style>
    <style:style style:name="P79" style:family="paragraph" style:parent-style-name="Standard">
      <style:text-properties style:use-window-font-color="true" style:font-name="Liberation Serif" officeooo:rsid="00585096" officeooo:paragraph-rsid="00585096"/>
    </style:style>
    <style:style style:name="P80" style:family="paragraph" style:parent-style-name="Standard">
      <style:text-properties style:use-window-font-color="true" style:font-name="Liberation Serif" officeooo:rsid="00585096" officeooo:paragraph-rsid="008d67de"/>
    </style:style>
    <style:style style:name="P81" style:family="paragraph" style:parent-style-name="Standard">
      <style:text-properties style:use-window-font-color="true" style:font-name="Liberation Serif" officeooo:rsid="005a4b0d" officeooo:paragraph-rsid="005a4b0d"/>
    </style:style>
    <style:style style:name="P82" style:family="paragraph" style:parent-style-name="Standard">
      <style:text-properties style:use-window-font-color="true" style:font-name="Liberation Serif" officeooo:rsid="005a4b0d" officeooo:paragraph-rsid="005c0256"/>
    </style:style>
    <style:style style:name="P83" style:family="paragraph" style:parent-style-name="Standard">
      <style:text-properties style:use-window-font-color="true" style:font-name="Liberation Serif" officeooo:rsid="005a4b0d" officeooo:paragraph-rsid="008fefc3"/>
    </style:style>
    <style:style style:name="P84" style:family="paragraph" style:parent-style-name="Standard">
      <style:text-properties style:use-window-font-color="true" style:font-name="Liberation Serif" officeooo:rsid="005db7c6" officeooo:paragraph-rsid="008ef407"/>
    </style:style>
    <style:style style:name="P85" style:family="paragraph" style:parent-style-name="Standard">
      <style:text-properties style:use-window-font-color="true" style:font-name="Liberation Serif" officeooo:rsid="00610b6e" officeooo:paragraph-rsid="00610b6e"/>
    </style:style>
    <style:style style:name="P86" style:family="paragraph" style:parent-style-name="Standard">
      <style:text-properties style:use-window-font-color="true" style:font-name="Liberation Serif" officeooo:rsid="00617707" officeooo:paragraph-rsid="00632509"/>
    </style:style>
    <style:style style:name="P87" style:family="paragraph" style:parent-style-name="Standard">
      <style:text-properties style:use-window-font-color="true" style:font-name="Liberation Serif" officeooo:rsid="00617707" officeooo:paragraph-rsid="008d67de"/>
    </style:style>
    <style:style style:name="P88" style:family="paragraph" style:parent-style-name="Standard">
      <style:text-properties style:use-window-font-color="true" style:font-name="Liberation Serif" officeooo:rsid="006472c0" officeooo:paragraph-rsid="008d67de"/>
    </style:style>
    <style:style style:name="P89" style:family="paragraph" style:parent-style-name="Standard">
      <style:text-properties style:use-window-font-color="true" style:font-name="Liberation Serif" officeooo:rsid="006617db" officeooo:paragraph-rsid="008d67de"/>
    </style:style>
    <style:style style:name="P90" style:family="paragraph" style:parent-style-name="Standard">
      <style:text-properties style:use-window-font-color="true" style:font-name="Liberation Serif" officeooo:rsid="0066bda5" officeooo:paragraph-rsid="0066bda5"/>
    </style:style>
    <style:style style:name="P91" style:family="paragraph" style:parent-style-name="Standard">
      <style:text-properties style:use-window-font-color="true" style:font-name="Liberation Serif" officeooo:rsid="00689058" officeooo:paragraph-rsid="00689058"/>
    </style:style>
    <style:style style:name="P92" style:family="paragraph" style:parent-style-name="Standard">
      <style:text-properties style:use-window-font-color="true" style:font-name="Liberation Serif" officeooo:rsid="0068ed04" officeooo:paragraph-rsid="0068ed04"/>
    </style:style>
    <style:style style:name="P93" style:family="paragraph" style:parent-style-name="Standard">
      <style:text-properties style:use-window-font-color="true" style:font-name="Liberation Serif" officeooo:rsid="006acd87" officeooo:paragraph-rsid="006acd87"/>
    </style:style>
    <style:style style:name="P94" style:family="paragraph" style:parent-style-name="Standard">
      <style:text-properties style:use-window-font-color="true" style:font-name="Liberation Serif" officeooo:rsid="006dbc56" officeooo:paragraph-rsid="006dbc56"/>
    </style:style>
    <style:style style:name="P95" style:family="paragraph" style:parent-style-name="Standard">
      <style:text-properties style:use-window-font-color="true" style:font-name="Liberation Serif" officeooo:rsid="006f1860" officeooo:paragraph-rsid="006f1860"/>
    </style:style>
    <style:style style:name="P96" style:family="paragraph" style:parent-style-name="Standard">
      <style:text-properties style:use-window-font-color="true" style:font-name="Liberation Serif" officeooo:rsid="006f54b2" officeooo:paragraph-rsid="006f54b2"/>
    </style:style>
    <style:style style:name="P97" style:family="paragraph" style:parent-style-name="Standard">
      <style:text-properties style:use-window-font-color="true" style:font-name="Liberation Serif" officeooo:rsid="006f54b2" officeooo:paragraph-rsid="00741829"/>
    </style:style>
    <style:style style:name="P98" style:family="paragraph" style:parent-style-name="Standard">
      <style:text-properties style:use-window-font-color="true" style:font-name="Liberation Serif" officeooo:rsid="0072a2e0" officeooo:paragraph-rsid="008fefc3"/>
    </style:style>
    <style:style style:name="P99" style:family="paragraph" style:parent-style-name="Standard">
      <style:text-properties style:use-window-font-color="true" style:font-name="Liberation Serif" officeooo:rsid="00741991" officeooo:paragraph-rsid="00781f19"/>
    </style:style>
    <style:style style:name="P100" style:family="paragraph" style:parent-style-name="Standard">
      <style:text-properties style:use-window-font-color="true" style:font-name="Liberation Serif" officeooo:rsid="00741991" officeooo:paragraph-rsid="007e98db"/>
    </style:style>
    <style:style style:name="P101" style:family="paragraph" style:parent-style-name="Standard">
      <style:text-properties style:use-window-font-color="true" style:font-name="Liberation Serif" officeooo:rsid="00741991" officeooo:paragraph-rsid="00829244"/>
    </style:style>
    <style:style style:name="P102" style:family="paragraph" style:parent-style-name="Standard">
      <style:text-properties style:use-window-font-color="true" style:font-name="Liberation Serif" officeooo:rsid="00741991" officeooo:paragraph-rsid="00848694"/>
    </style:style>
    <style:style style:name="P103" style:family="paragraph" style:parent-style-name="Standard">
      <style:text-properties style:use-window-font-color="true" style:font-name="Liberation Serif" officeooo:rsid="00741991" officeooo:paragraph-rsid="00858641"/>
    </style:style>
    <style:style style:name="P104" style:family="paragraph" style:parent-style-name="Standard">
      <style:text-properties style:use-window-font-color="true" style:font-name="Liberation Serif" officeooo:rsid="00741991" officeooo:paragraph-rsid="00867db8"/>
    </style:style>
    <style:style style:name="P105" style:family="paragraph" style:parent-style-name="Standard">
      <style:text-properties style:use-window-font-color="true" style:font-name="Liberation Serif" officeooo:rsid="00741991" officeooo:paragraph-rsid="0086c502"/>
    </style:style>
    <style:style style:name="P106" style:family="paragraph" style:parent-style-name="Standard">
      <style:text-properties style:use-window-font-color="true" style:font-name="Liberation Serif" officeooo:rsid="00741991" officeooo:paragraph-rsid="00895e40"/>
    </style:style>
    <style:style style:name="P107" style:family="paragraph" style:parent-style-name="Standard">
      <style:text-properties style:use-window-font-color="true" style:font-name="Liberation Serif" officeooo:rsid="00741991" officeooo:paragraph-rsid="00895fc9"/>
    </style:style>
    <style:style style:name="P108" style:family="paragraph" style:parent-style-name="Standard">
      <style:text-properties style:use-window-font-color="true" style:font-name="Liberation Serif" officeooo:rsid="00741991" officeooo:paragraph-rsid="0089a5d1"/>
    </style:style>
    <style:style style:name="P109" style:family="paragraph" style:parent-style-name="Standard">
      <style:text-properties style:use-window-font-color="true" style:font-name="Liberation Serif" officeooo:rsid="00741991" officeooo:paragraph-rsid="008a616f"/>
    </style:style>
    <style:style style:name="P110" style:family="paragraph" style:parent-style-name="Standard">
      <style:text-properties style:use-window-font-color="true" style:font-name="Liberation Serif" officeooo:rsid="00741991" officeooo:paragraph-rsid="008be8ec"/>
    </style:style>
    <style:style style:name="P111" style:family="paragraph" style:parent-style-name="Standard">
      <style:text-properties style:use-window-font-color="true" style:font-name="Liberation Serif" officeooo:rsid="00741991" officeooo:paragraph-rsid="008ccaff"/>
    </style:style>
    <style:style style:name="P112" style:family="paragraph" style:parent-style-name="Standard">
      <style:text-properties style:use-window-font-color="true" style:font-name="Liberation Serif" officeooo:rsid="00741991" officeooo:paragraph-rsid="008ef407"/>
    </style:style>
    <style:style style:name="P113" style:family="paragraph" style:parent-style-name="Standard">
      <style:text-properties style:use-window-font-color="true" style:font-name="Liberation Serif" officeooo:rsid="00741991" officeooo:paragraph-rsid="008fefc3"/>
    </style:style>
    <style:style style:name="P114" style:family="paragraph" style:parent-style-name="Standard">
      <style:text-properties style:use-window-font-color="true" style:font-name="Liberation Serif" officeooo:rsid="00741991" officeooo:paragraph-rsid="0090f0f0"/>
    </style:style>
    <style:style style:name="P115" style:family="paragraph" style:parent-style-name="Standard">
      <style:text-properties style:use-window-font-color="true" style:font-name="Liberation Serif" officeooo:rsid="00741991" officeooo:paragraph-rsid="009212a8"/>
    </style:style>
    <style:style style:name="P116" style:family="paragraph" style:parent-style-name="Standard">
      <style:text-properties style:use-window-font-color="true" style:font-name="Liberation Serif" officeooo:rsid="007608be" officeooo:paragraph-rsid="007608be"/>
    </style:style>
    <style:style style:name="P117" style:family="paragraph" style:parent-style-name="Standard">
      <style:text-properties style:use-window-font-color="true" style:font-name="Liberation Serif" officeooo:rsid="0077f869" officeooo:paragraph-rsid="0077f869"/>
    </style:style>
    <style:style style:name="P118" style:family="paragraph" style:parent-style-name="Standard">
      <style:text-properties style:use-window-font-color="true" style:font-name="Liberation Serif" officeooo:rsid="00812c6b" officeooo:paragraph-rsid="00812c6b"/>
    </style:style>
    <style:style style:name="P119" style:family="paragraph" style:parent-style-name="Standard">
      <style:text-properties style:use-window-font-color="true" style:font-name="Liberation Serif" officeooo:rsid="008232a1" officeooo:paragraph-rsid="008232a1"/>
    </style:style>
    <style:style style:name="P120" style:family="paragraph" style:parent-style-name="Standard">
      <style:text-properties style:use-window-font-color="true" style:font-name="Liberation Serif" officeooo:rsid="008232a1" officeooo:paragraph-rsid="00827bcd"/>
    </style:style>
    <style:style style:name="P121" style:family="paragraph" style:parent-style-name="Standard">
      <style:text-properties style:use-window-font-color="true" style:font-name="Liberation Serif" officeooo:rsid="00829244" officeooo:paragraph-rsid="00829244"/>
    </style:style>
    <style:style style:name="P122" style:family="paragraph" style:parent-style-name="Standard">
      <style:text-properties style:use-window-font-color="true" style:font-name="Liberation Serif" officeooo:rsid="00829244" officeooo:paragraph-rsid="00858641"/>
    </style:style>
    <style:style style:name="P123" style:family="paragraph" style:parent-style-name="Standard">
      <style:text-properties style:use-window-font-color="true" style:font-name="Liberation Serif" officeooo:rsid="0087ab44" officeooo:paragraph-rsid="008d67de"/>
    </style:style>
    <style:style style:name="P124" style:family="paragraph" style:parent-style-name="Standard">
      <style:text-properties officeooo:rsid="00255c2f" officeooo:paragraph-rsid="00255c2f"/>
    </style:style>
    <style:style style:name="P125" style:family="paragraph" style:parent-style-name="Standard">
      <style:text-properties style:use-window-font-color="true" style:font-name="Liberation Serif" officeooo:rsid="00938b3a" officeooo:paragraph-rsid="00938b3a"/>
    </style:style>
    <style:style style:name="T1" style:family="text">
      <style:text-properties officeooo:rsid="000563b2"/>
    </style:style>
    <style:style style:name="T2" style:family="text">
      <style:text-properties fo:color="#6666ff"/>
    </style:style>
    <style:style style:name="T3" style:family="text">
      <style:text-properties fo:color="#6666ff" officeooo:rsid="0006771d"/>
    </style:style>
    <style:style style:name="T4" style:family="text">
      <style:text-properties fo:color="#6666ff" officeooo:rsid="00083ccc"/>
    </style:style>
    <style:style style:name="T5" style:family="text">
      <style:text-properties fo:color="#009933"/>
    </style:style>
    <style:style style:name="T6" style:family="text">
      <style:text-properties fo:color="#009933" officeooo:rsid="00083ccc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officeooo:rsid="00083ccc"/>
    </style:style>
    <style:style style:name="T9" style:family="text">
      <style:text-properties style:use-window-font-color="true" officeooo:rsid="0006771d"/>
    </style:style>
    <style:style style:name="T10" style:family="text">
      <style:text-properties style:use-window-font-color="true" officeooo:rsid="00083ccc"/>
    </style:style>
    <style:style style:name="T11" style:family="text">
      <style:text-properties style:use-window-font-color="true" style:font-name="Liberation Serif" officeooo:rsid="0006771d"/>
    </style:style>
    <style:style style:name="T12" style:family="text">
      <style:text-properties style:use-window-font-color="true" style:font-name="Liberation Serif" officeooo:rsid="00083ccc"/>
    </style:style>
    <style:style style:name="T13" style:family="text">
      <style:text-properties officeooo:rsid="00108b3f"/>
    </style:style>
    <style:style style:name="T14" style:family="text">
      <style:text-properties officeooo:rsid="001245cb"/>
    </style:style>
    <style:style style:name="T15" style:family="text">
      <style:text-properties officeooo:rsid="00143c8c"/>
    </style:style>
    <style:style style:name="T16" style:family="text">
      <style:text-properties officeooo:rsid="00161759"/>
    </style:style>
    <style:style style:name="T17" style:family="text">
      <style:text-properties officeooo:rsid="00165dd9"/>
    </style:style>
    <style:style style:name="T18" style:family="text">
      <style:text-properties officeooo:rsid="00167093"/>
    </style:style>
    <style:style style:name="T19" style:family="text">
      <style:text-properties officeooo:rsid="0017b966"/>
    </style:style>
    <style:style style:name="T20" style:family="text">
      <style:text-properties officeooo:rsid="001ca29b"/>
    </style:style>
    <style:style style:name="T21" style:family="text">
      <style:text-properties officeooo:rsid="001e98a4"/>
    </style:style>
    <style:style style:name="T22" style:family="text">
      <style:text-properties officeooo:rsid="00242777"/>
    </style:style>
    <style:style style:name="T23" style:family="text">
      <style:text-properties officeooo:rsid="002ada23"/>
    </style:style>
    <style:style style:name="T24" style:family="text">
      <style:text-properties officeooo:rsid="002bed4d"/>
    </style:style>
    <style:style style:name="T25" style:family="text">
      <style:text-properties officeooo:rsid="002cfcaa"/>
    </style:style>
    <style:style style:name="T26" style:family="text">
      <style:text-properties officeooo:rsid="002ecfa1"/>
    </style:style>
    <style:style style:name="T27" style:family="text">
      <style:text-properties officeooo:rsid="0031f6c0"/>
    </style:style>
    <style:style style:name="T28" style:family="text">
      <style:text-properties officeooo:rsid="0034b454"/>
    </style:style>
    <style:style style:name="T29" style:family="text">
      <style:text-properties officeooo:rsid="00351ca1"/>
    </style:style>
    <style:style style:name="T30" style:family="text">
      <style:text-properties officeooo:rsid="003695b5"/>
    </style:style>
    <style:style style:name="T31" style:family="text">
      <style:text-properties officeooo:rsid="00369734"/>
    </style:style>
    <style:style style:name="T32" style:family="text">
      <style:text-properties officeooo:rsid="003960e8"/>
    </style:style>
    <style:style style:name="T33" style:family="text">
      <style:text-properties officeooo:rsid="003b2431"/>
    </style:style>
    <style:style style:name="T34" style:family="text">
      <style:text-properties officeooo:rsid="0041de23"/>
    </style:style>
    <style:style style:name="T35" style:family="text">
      <style:text-properties officeooo:rsid="004a4a78"/>
    </style:style>
    <style:style style:name="T36" style:family="text">
      <style:text-properties officeooo:rsid="004bb25b"/>
    </style:style>
    <style:style style:name="T37" style:family="text">
      <style:text-properties officeooo:rsid="004d120d"/>
    </style:style>
    <style:style style:name="T38" style:family="text">
      <style:text-properties officeooo:rsid="004e501c"/>
    </style:style>
    <style:style style:name="T39" style:family="text">
      <style:text-properties fo:background-color="#ffff00" loext:char-shading-value="0"/>
    </style:style>
    <style:style style:name="T40" style:family="text">
      <style:text-properties officeooo:rsid="004e501c" fo:background-color="#ffff00" loext:char-shading-value="0"/>
    </style:style>
    <style:style style:name="T41" style:family="text">
      <style:text-properties officeooo:rsid="00502356" fo:background-color="#ffff00" loext:char-shading-value="0"/>
    </style:style>
    <style:style style:name="T42" style:family="text">
      <style:text-properties officeooo:rsid="004eb19a" fo:background-color="#ffff00" loext:char-shading-value="0"/>
    </style:style>
    <style:style style:name="T43" style:family="text">
      <style:text-properties officeooo:rsid="0051eced" fo:background-color="#ffff00" loext:char-shading-value="0"/>
    </style:style>
    <style:style style:name="T44" style:family="text">
      <style:text-properties officeooo:rsid="00502356"/>
    </style:style>
    <style:style style:name="T45" style:family="text">
      <style:text-properties officeooo:rsid="0051eced"/>
    </style:style>
    <style:style style:name="T46" style:family="text">
      <style:text-properties officeooo:rsid="005641d2"/>
    </style:style>
    <style:style style:name="T47" style:family="text">
      <style:text-properties officeooo:rsid="00585096"/>
    </style:style>
    <style:style style:name="T48" style:family="text">
      <style:text-properties officeooo:rsid="005c0256"/>
    </style:style>
    <style:style style:name="T49" style:family="text">
      <style:text-properties officeooo:rsid="005c3353"/>
    </style:style>
    <style:style style:name="T50" style:family="text">
      <style:text-properties officeooo:rsid="005cf4d4"/>
    </style:style>
    <style:style style:name="T51" style:family="text">
      <style:text-properties officeooo:rsid="005f6cf8"/>
    </style:style>
    <style:style style:name="T52" style:family="text">
      <style:text-properties officeooo:rsid="0061702e"/>
    </style:style>
    <style:style style:name="T53" style:family="text">
      <style:text-properties officeooo:rsid="00632509"/>
    </style:style>
    <style:style style:name="T54" style:family="text">
      <style:text-properties officeooo:rsid="00664145"/>
    </style:style>
    <style:style style:name="T55" style:family="text">
      <style:text-properties officeooo:rsid="0066bda5"/>
    </style:style>
    <style:style style:name="T56" style:family="text">
      <style:text-properties officeooo:rsid="006bff02"/>
    </style:style>
    <style:style style:name="T57" style:family="text">
      <style:text-properties officeooo:rsid="007191a7"/>
    </style:style>
    <style:style style:name="T58" style:family="text">
      <style:text-properties officeooo:rsid="0072a2e0"/>
    </style:style>
    <style:style style:name="T59" style:family="text">
      <style:text-properties officeooo:rsid="007608be"/>
    </style:style>
    <style:style style:name="T60" style:family="text">
      <style:text-properties officeooo:rsid="00781f19"/>
    </style:style>
    <style:style style:name="T61" style:family="text">
      <style:text-properties officeooo:rsid="007cc48e"/>
    </style:style>
    <style:style style:name="T62" style:family="text">
      <style:text-properties officeooo:rsid="007e98db"/>
    </style:style>
    <style:style style:name="T63" style:family="text">
      <style:text-properties officeooo:rsid="00827bcd"/>
    </style:style>
    <style:style style:name="T64" style:family="text">
      <style:text-properties officeooo:rsid="00829244"/>
    </style:style>
    <style:style style:name="T65" style:family="text">
      <style:text-properties officeooo:rsid="00848694"/>
    </style:style>
    <style:style style:name="T66" style:family="text">
      <style:text-properties officeooo:rsid="008566a5"/>
    </style:style>
    <style:style style:name="T67" style:family="text">
      <style:text-properties officeooo:rsid="00858641"/>
    </style:style>
    <style:style style:name="T68" style:family="text">
      <style:text-properties officeooo:rsid="0086c502"/>
    </style:style>
    <style:style style:name="T69" style:family="text">
      <style:text-properties officeooo:rsid="0089a5d1"/>
    </style:style>
    <style:style style:name="T70" style:family="text">
      <style:text-properties officeooo:rsid="008a616f"/>
    </style:style>
    <style:style style:name="T71" style:family="text">
      <style:text-properties officeooo:rsid="008ad6b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erceived reasons <text:span text:style-name="T17">for</text:span> differences in sequence length</text:h>
      <text:p text:style-name="P7"/>
      <text:p text:style-name="P7">FLI-L1_ORF1</text:p>
      <text:p text:style-name="P1"/>
      <text:p text:style-name="P1"><text:tab/><text:tab/><text:span text:style-name="T1">Deletion at column 60</text:span></text:p>
      <text:p text:style-name="P4"><text:span text:style-name="T7">Row 3<text:tab/></text:span><text:tab/><text:span text:style-name="T2">TCC</text:span>TCC<text:span text:style-name="T5">AAA</text:span></text:p>
      <text:p text:style-name="P4"><text:span text:style-name="T7">Row 4<text:tab/></text:span><text:tab/><text:span text:style-name="T2">TCC</text:span><text:span text:style-name="T5">AAA</text:span></text:p>
      <text:p text:style-name="P4"><text:span text:style-name="T7">Row 5<text:tab/></text:span><text:tab/><text:span text:style-name="T2">TCC</text:span>TCC<text:span text:style-name="T5">AAA</text:span></text:p>
      <text:p text:style-name="P1"/>
      <text:p text:style-name="P2"><text:tab/><text:tab/><text:span text:style-name="T1">Deletion at end</text:span></text:p>
      <text:p text:style-name="P5"><text:span text:style-name="T7">Row 3<text:tab/></text:span><text:tab/><text:span text:style-name="T2">C</text:span><text:span text:style-name="T3">CAAA</text:span><text:span text:style-name="T9">ATG</text:span></text:p>
      <text:p text:style-name="P5"><text:span text:style-name="T7">Row 4<text:tab/></text:span><text:tab/><text:span text:style-name="T2">CC</text:span><text:span text:style-name="T3">AAA</text:span></text:p>
      <text:p text:style-name="P5"><text:span text:style-name="T7">Row 5<text:tab/></text:span><text:tab/><text:span text:style-name="T2">C</text:span><text:span text:style-name="T3">CAAA</text:span><text:span text:style-name="T9">ATG</text:span></text:p>
      <text:p text:style-name="P11"/>
      <text:p text:style-name="P3"><text:tab/><text:tab/><text:span text:style-name="T1">Deletion at column 416</text:span></text:p>
      <text:p text:style-name="P6"><text:span text:style-name="T7">Row </text:span><text:span text:style-name="T8">51</text:span><text:span text:style-name="T7"><text:tab/></text:span><text:span text:style-name="T4">GA</text:span><text:span text:style-name="T3">A</text:span><text:span text:style-name="T9">T</text:span><text:span text:style-name="T10">AA</text:span><text:span text:style-name="T6">AAA</text:span></text:p>
      <text:p text:style-name="P6"><text:span text:style-name="T7">Row </text:span><text:span text:style-name="T8">52</text:span><text:tab/><text:span text:style-name="T4">GA</text:span><text:span text:style-name="T3">A</text:span><text:span text:style-name="T6">AAA</text:span></text:p>
      <text:p text:style-name="P6"><text:span text:style-name="T7">Row 5</text:span><text:span text:style-name="T8">3</text:span><text:tab/><text:span text:style-name="T4">GA</text:span><text:span text:style-name="T3">A</text:span><text:span text:style-name="T9">T</text:span><text:span text:style-name="T10">AA</text:span><text:span text:style-name="T6">AAA</text:span></text:p>
      <text:p text:style-name="P12"/>
      <text:p text:style-name="P3"><text:tab/><text:tab/><text:span text:style-name="T1">Deletion at column 133</text:span></text:p>
      <text:p text:style-name="P6"><text:span text:style-name="T7">Row </text:span><text:span text:style-name="T8">121</text:span><text:span text:style-name="T7"><text:tab/></text:span><text:span text:style-name="T4">GA</text:span><text:span text:style-name="T3">A</text:span><text:span text:style-name="T10">GAA</text:span><text:span text:style-name="T6">GGC</text:span></text:p>
      <text:p text:style-name="P6"><text:span text:style-name="T7">Row </text:span><text:span text:style-name="T8">122</text:span><text:tab/><text:span text:style-name="T4">GA</text:span><text:span text:style-name="T3">A</text:span><text:span text:style-name="T6">GGC</text:span></text:p>
      <text:p text:style-name="P6"><text:span text:style-name="T11">Row </text:span><text:span text:style-name="T12">123</text:span><text:span text:style-name="T9"><text:tab/></text:span><text:span text:style-name="T4">GA</text:span><text:span text:style-name="T3">A</text:span><text:span text:style-name="T10">GAA</text:span><text:span text:style-name="T6">GGC</text:span></text:p>
      <text:p text:style-name="P11"/>
      <text:p text:style-name="P14">FLI-L1_ORF<text:span text:style-name="T14">2</text:span></text:p>
      <text:p text:style-name="P11"/>
      <text:p text:style-name="P124">Row 5, column 88</text:p>
      <text:p text:style-name="P10">Row 59, column 2073, deletion of 3 characters</text:p>
      <text:p text:style-name="P10">Row 60, column 1457, deletion of 9 characters</text:p>
      <text:p text:style-name="P10">Row 61, column 2720, deletion of 396 characters</text:p>
      <text:p text:style-name="P8">Row 73, column 2107, deletion of 3 characters</text:p>
      <text:p text:style-name="P8">Row 83, column 2347, deletion of 3 characters</text:p>
      <text:p text:style-name="P10">Row 86, column 2896, insertion of AAAAAA</text:p>
      <text:p text:style-name="P10">Row 88, column 2959, insertion of TGT</text:p>
      <text:p text:style-name="P8">Row 93, column 1023, deletion of 42 characters</text:p>
      <text:p text:style-name="P8">Row 94, column 1153, deletion of 3 characters</text:p>
      <text:p text:style-name="P9">Row <text:span text:style-name="T13">120</text:span>, column <text:span text:style-name="T13">3383</text:span>, deletion of 3 characters</text:p>
      <text:p text:style-name="P13"/>
      <text:p text:style-name="P15">FLI-L1_<text:span text:style-name="T15">Inter</text:span></text:p>
      <text:p text:style-name="P11"/>
      <text:p text:style-name="P18">Row 4, column 1, insertion of AGG</text:p>
      <text:p text:style-name="P18">Row 98, insertion of A at the end</text:p>
      <text:p text:style-name="P18"/>
      <text:p text:style-name="P16">FLI-L1_<text:span text:style-name="T16">3UTR</text:span></text:p>
      <text:p text:style-name="P18"/>
      <text:p text:style-name="P56">Row 2, insertion of T at end?</text:p>
      <text:p text:style-name="P40">Row 3, column 100, deletion of C, insertion of G at end?</text:p>
      <text:p text:style-name="P31"><text:soft-page-break/>Row 5, column 88, deletion of T, insertion of TTT at end?</text:p>
      <text:p text:style-name="P39">Row <text:span text:style-name="T31">11</text:span>, insertion of <text:span text:style-name="T33">G</text:span> at end?</text:p>
      <text:p text:style-name="P29">Row <text:span text:style-name="T21">14</text:span>, insertion of TG<text:span text:style-name="T21">CA</text:span> at end?</text:p>
      <text:p text:style-name="P57">Row <text:span text:style-name="T30">17</text:span>, insertion of T at end?</text:p>
      <text:p text:style-name="P21">Row 19, column 163, deletion of CTAA</text:p>
      <text:p text:style-name="P56">Row 24, insertion of T at end?</text:p>
      <text:p text:style-name="P28">Row 30, insertion of TGAC at end?</text:p>
      <text:p text:style-name="P22">Row 32, column 208, deletion of T</text:p>
      <text:p text:style-name="P26">Row 35, column 70, insertion of G, column 225, insertion of GGA?</text:p>
      <text:p text:style-name="P37">Row 36, column 209, insertion of TT?</text:p>
      <text:p text:style-name="P27">Row 39, insertinoof CTACA at end?</text:p>
      <text:p text:style-name="P34">Row 4<text:span text:style-name="T24">4</text:span>, insertion of TT at end?</text:p>
      <text:p text:style-name="P38">Row 45, column 70, A changed into TC</text:p>
      <text:p text:style-name="P32">Row 46, column 46, deletion of TG, <text:span text:style-name="T23">insertion of TGAA at end?</text:span></text:p>
      <text:p text:style-name="P33">Row 48, insertion of TT at end?</text:p>
      <text:p text:style-name="P30">Row <text:span text:style-name="T22">50</text:span>, insertion of TA at end?</text:p>
      <text:p text:style-name="P21">Row 52, column 163, deletion of CTAA</text:p>
      <text:p text:style-name="P64">Row <text:span text:style-name="T29">56</text:span>, insertion of <text:span text:style-name="T29">A</text:span> at end?</text:p>
      <text:p text:style-name="P25">Row 57, column 221, i<text:span text:style-name="T20">n</text:span>sertion of GTATA?</text:p>
      <text:p text:style-name="P45">Row 60, column 149, insertion of AT, column 209, insertion of T?</text:p>
      <text:p text:style-name="P54">Row <text:span text:style-name="T28">63</text:span>, insertion of <text:span text:style-name="T28">C</text:span> at end?</text:p>
      <text:p text:style-name="P44">Row 64, insertion of TTT at end?</text:p>
      <text:p text:style-name="P60">Row <text:span text:style-name="T28">66</text:span>, insertion of <text:span text:style-name="T28">T</text:span> at end?</text:p>
      <text:p text:style-name="P51">Row 72, insertion of TC at end?</text:p>
      <text:p text:style-name="P41">Row 75, column 223, insertion of TCTA?</text:p>
      <text:p text:style-name="P24">Row 76, column 209, insertion of AATAAT? Or ATAATT @ col 216?</text:p>
      <text:p text:style-name="P61">Row <text:span text:style-name="T27">73</text:span>, insertion of A at end?</text:p>
      <text:p text:style-name="P62">Row <text:span text:style-name="T27">79</text:span>, insertion of A at end?</text:p>
      <text:p text:style-name="P63">Row 82, insertion of A at end?</text:p>
      <text:p text:style-name="P53">Row 83, insertion of C at end?</text:p>
      <text:p text:style-name="P43">Row 87, insertion of CCA at end?</text:p>
      <text:p text:style-name="P49">Row 88, insertion of 2412 characters at end?</text:p>
      <text:p text:style-name="P23">Row 89, column 208, deletion of T</text:p>
      <text:p text:style-name="P20">Row 93, column 97, insertion of GATA, <text:span text:style-name="T19">insertion of T at end?</text:span></text:p>
      <text:p text:style-name="P50">Row 94, insertion of AT at end?</text:p>
      <text:p text:style-name="P48">Row 95, insertion of TA at end?</text:p>
      <text:p text:style-name="P41">Row 96, column 211, insertion of TAAT?</text:p>
      <text:p text:style-name="P24">Row 98, insertion of CACAA at end?</text:p>
      <text:p text:style-name="P47">Row 99, insertion of GG at end?</text:p>
      <text:p text:style-name="P47">Row 108, insertion of CTT at end?</text:p>
      <text:p text:style-name="P65">Row 109, insertion of A at end?</text:p>
      <text:p text:style-name="P55">Row 118, column 80, deletion of G, deletion of T at end?</text:p>
      <text:p text:style-name="P52">Row 120, insertion of AC at end?</text:p>
      <text:p text:style-name="P42">Row 124, insertion of TCCC at end?</text:p>
      <text:p text:style-name="P19">Row 125, column 53, deletion of <text:span text:style-name="T18">TGT, column 62 deletion of G</text:span></text:p>
      <text:p text:style-name="P66">Row <text:span text:style-name="T31">129</text:span>, insertion of <text:span text:style-name="T32">A</text:span> at end?</text:p>
      <text:p text:style-name="P58">Row <text:span text:style-name="T31">131</text:span>, insertion of T at end?</text:p>
      <text:p text:style-name="P59">Row <text:span text:style-name="T31">133</text:span>, insertion of T at end?</text:p>
      <text:p text:style-name="P36">Row <text:span text:style-name="T25">1</text:span>4<text:span text:style-name="T26">1</text:span>, insertion of <text:span text:style-name="T26">CC</text:span> at end?</text:p>
      <text:p text:style-name="P35"><text:soft-page-break/>Row <text:span text:style-name="T25">1</text:span>4<text:span text:style-name="T25">4</text:span>, insertion of TT at end?</text:p>
      <text:p text:style-name="P46">Row 146, insertion of TTC at end?</text:p>
      <text:p text:style-name="P46"/>
      <text:p text:style-name="P17">FLI-L1_<text:span text:style-name="T34">5UTR</text:span></text:p>
      <text:p text:style-name="P46"/>
      <text:p text:style-name="P67">Row 17, <text:span text:style-name="T35">col 1064, </text:span>1<text:span text:style-name="T35">5</text:span> characters inserted, <text:span text:style-name="T35">col 1077, G deleted</text:span></text:p>
      <text:p text:style-name="P68">Row 93, col <text:span text:style-name="T36">1367, G deleted, col 1381, 13 characters inserted, col 1882, A deleted</text:span></text:p>
      <text:p text:style-name="P69">Row 48, col 1717, <text:span text:style-name="T38">TAACCCC</text:span> inserted</text:p>
      <text:p text:style-name="P69">Row 8<text:span text:style-name="T37">2</text:span>, col 1456, <text:span text:style-name="T38">ATTG</text:span> inserted</text:p>
      <text:p text:style-name="P73">Row 88, col 1561, G inserted</text:p>
      <text:p text:style-name="P74">Row 84, col 1009, A inserted</text:p>
      <text:p text:style-name="P74">Row 76, col 1745, C inserted</text:p>
      <text:p text:style-name="P78">Row 60, col 1259, A inserted</text:p>
      <text:p text:style-name="P76">Row 61, col 1320, A inserted</text:p>
      <text:p text:style-name="P80">Row 49, <text:span text:style-name="T46">col 1005, A inserted,</text:span></text:p>
      <text:p text:style-name="P123">Row 66, col 1005, A inserted, col 1490, A deleted</text:p>
      <text:p text:style-name="P79">Row 41, col 1489, G inserted</text:p>
      <text:p text:style-name="P75">Row <text:span text:style-name="T47">39</text:span>, col 1745, C inserted</text:p>
      <text:p text:style-name="P79">Row 29, col 1719, G inserted</text:p>
      <text:p text:style-name="P82">Row 1<text:span text:style-name="T48">6</text:span>, col 1260, G inserted</text:p>
      <text:p text:style-name="P81">Row 19, col 1260, G inserted</text:p>
      <text:p text:style-name="P83">Row 1<text:span text:style-name="T50">27</text:span>, col 1260, G inserted</text:p>
      <text:p text:style-name="P83">Row 1<text:span text:style-name="T49">38</text:span>, col 1<text:span text:style-name="T49">011</text:span>, G inserted</text:p>
      <text:p text:style-name="P85">Row 97, col 1188, G deleted, <text:span text:style-name="T52">col 1483, 14 characters deleted, col 1740, 16 characters deleted</text:span></text:p>
      <text:p text:style-name="P86">Row <text:span text:style-name="T53">85</text:span>, col 1758, 13 characters deleted</text:p>
      <text:p text:style-name="P87">Row 137, col 1758, 13 characters deleted</text:p>
      <text:p text:style-name="P89">Row 65, <text:span text:style-name="T54">col </text:span>1160, 11 characters deleted</text:p>
      <text:p text:style-name="P88">Row 131, col 11<text:span text:style-name="T55">61</text:span>, 11 characters deleted</text:p>
      <text:p text:style-name="P90">Row 46, col 1251, 9 characters deleted</text:p>
      <text:p text:style-name="P91">Row 117, col 1713, 7 characters deleted</text:p>
      <text:p text:style-name="P92">Row 4, col 1576, CAAA deleted, col 1744, C deleted</text:p>
      <text:p text:style-name="P92">Row 125, col 1689, CTC deleted</text:p>
      <text:p text:style-name="P93">Row 6, col 1605, <text:span text:style-name="T56">TA deleted, col 1717, C deleted</text:span></text:p>
      <text:p text:style-name="P94">Row 102, col 1159, GC deleted</text:p>
      <text:p text:style-name="P95">Row 139, col 1011, G inserted, col 1689, CTC deleted</text:p>
      <text:p text:style-name="P96">Row 51, col 1216, G deleted, <text:span text:style-name="T57">col 1848, C deleted</text:span></text:p>
      <text:p text:style-name="P97">Row <text:span text:style-name="T58">94</text:span>, col 1216, G deleted, <text:span text:style-name="T57">col 1848, C deleted</text:span></text:p>
      <text:p text:style-name="P116">Row 100, col 1890, A deleted</text:p>
      <text:p text:style-name="P117">Row 99, col 1209, G deleted</text:p>
      <text:p text:style-name="P99">Row <text:span text:style-name="T59">111</text:span>, col 1<text:span text:style-name="T60">216</text:span>, G deleted</text:p>
      <text:p text:style-name="P100">Row <text:span text:style-name="T59">122</text:span>, col 107<text:span text:style-name="T62">4</text:span>, <text:span text:style-name="T62">C</text:span> deleted</text:p>
      <text:p text:style-name="P118">Row 131, col 1439, G inserted, col 1717, C deleted</text:p>
      <text:p text:style-name="P118">Row 134, col 1673, A deleted</text:p>
      <text:p text:style-name="P119">Row 145, col 1485, C deleted</text:p>
      <text:p text:style-name="P120">Row 14<text:span text:style-name="T63">6</text:span>, col 1<text:span text:style-name="T63">529</text:span>, C deleted</text:p>
      <text:p text:style-name="P121">Row 20, col 1234, T deleted</text:p>
      <text:p text:style-name="P121">Row 23, col 1188, G deleted</text:p>
      <text:p text:style-name="P122">Row <text:span text:style-name="T67">4</text:span>3, col 1188, G deleted</text:p>
      <text:p text:style-name="P110">Row <text:span text:style-name="T59">1</text:span>, col 1077, G deleted</text:p>
      <text:p text:style-name="P114"><text:soft-page-break/>Row 2, col 1008, G inserted, col 1077, G deleted</text:p>
      <text:p text:style-name="P71">Row 3, <text:span text:style-name="T39">col 10</text:span><text:span text:style-name="T41">7</text:span><text:span text:style-name="T43">7</text:span><text:span text:style-name="T39">, G deleted</text:span><text:span text:style-name="T40">, col 1683, AGAC inserted</text:span></text:p>
      <text:p text:style-name="P114">Row <text:span text:style-name="T61">7</text:span>, col 1077, G deleted</text:p>
      <text:p text:style-name="P114">Row <text:span text:style-name="T61">8</text:span>, col 1077, G deleted</text:p>
      <text:p text:style-name="P72">Row 1<text:span text:style-name="T45">0</text:span>, <text:span text:style-name="T39">col 107</text:span><text:span text:style-name="T43">7</text:span><text:span text:style-name="T39">, G deleted</text:span><text:span text:style-name="T40">, col 1683, AGAC inserted</text:span></text:p>
      <text:p text:style-name="P72">Row 1<text:span text:style-name="T44">1</text:span>, <text:span text:style-name="T39">col 107</text:span><text:span text:style-name="T43">7</text:span><text:span text:style-name="T39">, G deleted</text:span><text:span text:style-name="T40">, col 1683, AGAC inserted</text:span></text:p>
      <text:p text:style-name="P114">Row <text:span text:style-name="T59">12</text:span>, col 1077, G deleted</text:p>
      <text:p text:style-name="P72">Row 18, <text:span text:style-name="T39">col 107</text:span><text:span text:style-name="T43">7</text:span><text:span text:style-name="T39">, G deleted</text:span><text:span text:style-name="T40">, col 1683, AGAC inserted</text:span></text:p>
      <text:p text:style-name="P114">Row <text:span text:style-name="T64">24</text:span>, col 1077, G deleted</text:p>
      <text:p text:style-name="P101">Row <text:span text:style-name="T64">25</text:span>, col 1077, G deleted</text:p>
      <text:p text:style-name="P101">Row <text:span text:style-name="T59">26</text:span>, col 1077, G deleted</text:p>
      <text:p text:style-name="P102">Row <text:span text:style-name="T65">28</text:span>, col 1077, G deleted</text:p>
      <text:p text:style-name="P70">Row 31, <text:span text:style-name="T42">col 10</text:span><text:span text:style-name="T41">7</text:span><text:span text:style-name="T43">7</text:span><text:span text:style-name="T42">, G deleted</text:span><text:span text:style-name="T39">, col 1683, AGAC inserted</text:span></text:p>
      <text:p text:style-name="P114">Row <text:span text:style-name="T66">40</text:span>, col 1077, G deleted</text:p>
      <text:p text:style-name="P103">Row <text:span text:style-name="T67">50</text:span>, col 1077, G deleted</text:p>
      <text:p text:style-name="P104">Row <text:span text:style-name="T67">54</text:span>, col 1077, G deleted</text:p>
      <text:p text:style-name="P77">Row 62, col 1005, A inserted, col 1077, G deleted</text:p>
      <text:p text:style-name="P115">Row <text:span text:style-name="T68">63</text:span>, col 1077, G deleted</text:p>
      <text:p text:style-name="P105">Row <text:span text:style-name="T68">68</text:span>, col 1077, G deleted</text:p>
      <text:p text:style-name="P98">Row 69, col 1077, G deleted, col 1744, C deleted</text:p>
      <text:p text:style-name="P113">Row <text:span text:style-name="T68">70</text:span>, col 1077, G deleted</text:p>
      <text:p text:style-name="P106">Row <text:span text:style-name="T68">74</text:span>, col 1077, G deleted</text:p>
      <text:p text:style-name="P107">Row <text:span text:style-name="T68">79,</text:span> col 1077, G deleted</text:p>
      <text:p text:style-name="P108">Row <text:span text:style-name="T69">80,</text:span> col 1077, G deleted</text:p>
      <text:p text:style-name="P109">Row <text:span text:style-name="T70">90,</text:span> col 1077, G deleted</text:p>
      <text:p text:style-name="P84">Row 91, col 1077, G deleted, <text:span text:style-name="T51">col 1101, 688 characters deleted</text:span></text:p>
      <text:p text:style-name="P112">Row <text:span text:style-name="T70">92,</text:span> col 1077, G deleted</text:p>
      <text:p text:style-name="P111">Row <text:span text:style-name="T59">105</text:span>, col 1077, G deleted</text:p>
      <text:p text:style-name="P111">Row <text:span text:style-name="T59">116</text:span>, col 1077, G deleted</text:p>
      <text:p text:style-name="P110">Row <text:span text:style-name="T59">118</text:span>, col 1077, G deleted</text:p>
      <text:p text:style-name="P110">Row <text:span text:style-name="T59">126</text:span>, col 1077, G deleted</text:p>
      <text:p text:style-name="P84">Row <text:span text:style-name="T51">130</text:span>, col 1077, G deleted, <text:span text:style-name="T51">col 1101, 524 characters deleted</text:span></text:p>
      <text:p text:style-name="P112">Row <text:span text:style-name="T71">89,</text:span> col 1<text:span text:style-name="T71">320</text:span>, <text:span text:style-name="T71">C</text:span> deleted</text:p>
      <text:p text:style-name="P125">Row 123, col 1216, G deleted, col 1260, G insert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15:28:56.734881415</meta:creation-date>
    <dc:date>2018-04-23T20:27:17.445972236</dc:date>
    <meta:editing-duration>PT10H48M44S</meta:editing-duration>
    <meta:editing-cycles>123</meta:editing-cycles>
    <meta:generator>LibreOffice/5.1.6.2$Linux_X86_64 LibreOffice_project/10m0$Build-2</meta:generator>
    <meta:document-statistic meta:table-count="0" meta:image-count="0" meta:object-count="0" meta:page-count="4" meta:paragraph-count="166" meta:word-count="1149" meta:character-count="5678" meta:non-whitespace-character-count="4681"/>
  </office:meta>
</office:document-meta>
</file>